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101cm" style:rel-column-width="15809*"/>
    </style:style>
    <style:style style:name="Table1.B" style:family="table-column">
      <style:table-column-properties style:column-width="12.899cm" style:rel-column-width="497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93cm" style:rel-column-width="11539*"/>
    </style:style>
    <style:style style:name="Table2.B" style:family="table-column">
      <style:table-column-properties style:column-width="14.007cm" style:rel-column-width="5399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5cm" style:rel-column-width="10389*"/>
    </style:style>
    <style:style style:name="Table3.B" style:family="table-column">
      <style:table-column-properties style:column-width="14.305cm" style:rel-column-width="551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209cm" style:rel-column-width="12368*"/>
    </style:style>
    <style:style style:name="Table4.B" style:family="table-column">
      <style:table-column-properties style:column-width="13.792cm" style:rel-column-width="531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3db96" officeooo:paragraph-rsid="0013db96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3db96" officeooo:paragraph-rsid="00445b51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219810" officeooo:paragraph-rsid="00219810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30209c" officeooo:paragraph-rsid="0030209c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437b66" officeooo:paragraph-rsid="00445b51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13db96" officeooo:paragraph-rsid="0013db96" style:font-size-asian="10pt" style:font-size-complex="10pt"/>
    </style:style>
    <style:style style:name="P7" style:family="paragraph" style:parent-style-name="Standard">
      <style:text-properties style:font-name="Arial" fo:font-size="10pt" officeooo:rsid="0013db96" officeooo:paragraph-rsid="001644d4" style:font-size-asian="10pt" style:font-size-complex="10pt"/>
    </style:style>
    <style:style style:name="P8" style:family="paragraph" style:parent-style-name="Standard">
      <style:text-properties style:font-name="Arial" fo:font-size="10pt" officeooo:rsid="0013db96" officeooo:paragraph-rsid="0026b70c" style:font-size-asian="10pt" style:font-size-complex="10pt"/>
    </style:style>
    <style:style style:name="P9" style:family="paragraph" style:parent-style-name="Standard">
      <style:text-properties style:font-name="Arial" fo:font-size="10pt" officeooo:rsid="0016eab4" officeooo:paragraph-rsid="0026b70c" style:font-size-asian="10pt" style:font-size-complex="10pt"/>
    </style:style>
    <style:style style:name="P10" style:family="paragraph" style:parent-style-name="Standard">
      <style:text-properties style:font-name="Arial" fo:font-size="10pt" officeooo:rsid="0030209c" officeooo:paragraph-rsid="00310eea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rsid="0013db96" officeooo:paragraph-rsid="0013db96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6pt" officeooo:rsid="0013db96" officeooo:paragraph-rsid="0013db96" style:font-size-asian="5.25pt" style:font-size-complex="6pt"/>
    </style:style>
    <style:style style:name="P13" style:family="paragraph" style:parent-style-name="Standard">
      <style:text-properties officeooo:paragraph-rsid="0013db96"/>
    </style:style>
    <style:style style:name="P14" style:family="paragraph" style:parent-style-name="Standard">
      <style:text-properties officeooo:paragraph-rsid="00343424"/>
    </style:style>
    <style:style style:name="P15" style:family="paragraph" style:parent-style-name="Standard">
      <style:text-properties officeooo:paragraph-rsid="00445b51"/>
    </style:style>
    <style:style style:name="P16" style:family="paragraph" style:parent-style-name="Table_20_Contents">
      <style:text-properties style:font-name="Arial" fo:font-size="10pt" officeooo:rsid="0013db96" officeooo:paragraph-rsid="0013db96" style:font-size-asian="10pt" style:font-size-complex="10pt"/>
    </style:style>
    <style:style style:name="P17" style:family="paragraph" style:parent-style-name="Table_20_Contents">
      <style:text-properties style:font-name="Arial" fo:font-size="10pt" officeooo:rsid="0015bcf3" officeooo:paragraph-rsid="0015bcf3" style:font-size-asian="10pt" style:font-size-complex="10pt"/>
    </style:style>
    <style:style style:name="P18" style:family="paragraph" style:parent-style-name="Table_20_Contents">
      <style:text-properties style:font-name="Arial" fo:font-size="10pt" officeooo:rsid="001644d4" officeooo:paragraph-rsid="001644d4" style:font-size-asian="10pt" style:font-size-complex="10pt"/>
    </style:style>
    <style:style style:name="P19" style:family="paragraph" style:parent-style-name="Table_20_Contents">
      <style:text-properties style:font-name="Arial" fo:font-size="10pt" officeooo:rsid="002e6bfc" officeooo:paragraph-rsid="002e6bfc" style:font-size-asian="10pt" style:font-size-complex="10pt"/>
    </style:style>
    <style:style style:name="P20" style:family="paragraph" style:parent-style-name="Table_20_Contents">
      <style:text-properties style:font-name="Arial" fo:font-size="10pt" officeooo:rsid="00181a5e" officeooo:paragraph-rsid="0040dba4" style:font-size-asian="10pt" style:font-size-complex="10pt"/>
    </style:style>
    <style:style style:name="P21" style:family="paragraph" style:parent-style-name="Table_20_Contents">
      <style:text-properties style:font-name="Arial" fo:font-size="10pt" fo:font-weight="bold" officeooo:rsid="0013db96" officeooo:paragraph-rsid="0013db96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font-weight="bold" officeooo:rsid="0015bcf3" officeooo:paragraph-rsid="0015bcf3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bold" officeooo:rsid="001644d4" officeooo:paragraph-rsid="001644d4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fo:font-weight="bold" officeooo:rsid="002e6bfc" officeooo:paragraph-rsid="002e6bfc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normal" officeooo:rsid="001644d4" officeooo:paragraph-rsid="001644d4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normal" officeooo:rsid="002e6bfc" officeooo:paragraph-rsid="002e6bfc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officeooo:paragraph-rsid="0013db96"/>
    </style:style>
    <style:style style:name="P28" style:family="paragraph" style:parent-style-name="Table_20_Contents">
      <style:text-properties officeooo:paragraph-rsid="0015bcf3"/>
    </style:style>
    <style:style style:name="P29" style:family="paragraph" style:parent-style-name="Table_20_Contents">
      <style:text-properties officeooo:paragraph-rsid="0030209c"/>
    </style:style>
    <style:style style:name="P30" style:family="paragraph" style:parent-style-name="Table_20_Contents">
      <style:text-properties officeooo:paragraph-rsid="0040db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bcf3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44d4"/>
    </style:style>
    <style:style style:name="T5" style:family="text">
      <style:text-properties officeooo:rsid="00181a5e"/>
    </style:style>
    <style:style style:name="T6" style:family="text">
      <style:text-properties officeooo:rsid="001cfaf3"/>
    </style:style>
    <style:style style:name="T7" style:family="text">
      <style:text-properties officeooo:rsid="002a5bbc"/>
    </style:style>
    <style:style style:name="T8" style:family="text">
      <style:text-properties style:font-name="Arial" fo:font-size="10pt" officeooo:rsid="001cfaf3" style:font-size-asian="10pt" style:font-size-complex="10pt"/>
    </style:style>
    <style:style style:name="T9" style:family="text">
      <style:text-properties style:font-name="Arial" fo:font-size="10pt" officeooo:rsid="002a5bbc" style:font-size-asian="10pt" style:font-size-complex="10pt"/>
    </style:style>
    <style:style style:name="T10" style:family="text">
      <style:text-properties style:font-name="Arial" fo:font-size="10pt" officeooo:rsid="002d95cd" style:font-size-asian="10pt" style:font-size-complex="10pt"/>
    </style:style>
    <style:style style:name="T11" style:family="text">
      <style:text-properties style:font-name="Arial" fo:font-size="10pt" officeooo:rsid="0013db96" style:font-size-asian="10pt" style:font-size-complex="10pt"/>
    </style:style>
    <style:style style:name="T12" style:family="text">
      <style:text-properties style:font-name="Arial" fo:font-size="10pt" officeooo:rsid="0016eab4" style:font-size-asian="10pt" style:font-size-complex="10pt"/>
    </style:style>
    <style:style style:name="T13" style:family="text">
      <style:text-properties style:font-name="Arial" fo:font-size="10pt" officeooo:rsid="0028683b" style:font-size-asian="10pt" style:font-size-complex="10pt"/>
    </style:style>
    <style:style style:name="T14" style:family="text">
      <style:text-properties style:font-name="Arial" fo:font-size="10pt" officeooo:rsid="00181a5e" style:font-size-asian="10pt" style:font-size-complex="10pt"/>
    </style:style>
    <style:style style:name="T15" style:family="text">
      <style:text-properties style:font-name="Arial" fo:font-size="10pt" officeooo:rsid="001c10a2" style:font-size-asian="10pt" style:font-size-complex="10pt"/>
    </style:style>
    <style:style style:name="T16" style:family="text">
      <style:text-properties style:font-name="Arial" fo:font-size="10pt" officeooo:rsid="0029b6a5" style:font-size-asian="10pt" style:font-size-complex="10pt"/>
    </style:style>
    <style:style style:name="T17" style:family="text">
      <style:text-properties style:font-name="Arial" fo:font-size="10pt" officeooo:rsid="0015bcf3" style:font-size-asian="10pt" style:font-size-complex="10pt"/>
    </style:style>
    <style:style style:name="T18" style:family="text">
      <style:text-properties style:font-name="Arial" fo:font-size="10pt" officeooo:rsid="002db6da" style:font-size-asian="10pt" style:font-size-complex="10pt"/>
    </style:style>
    <style:style style:name="T19" style:family="text">
      <style:text-properties style:font-name="Arial" fo:font-size="10pt" officeooo:rsid="002e6bfc" style:font-size-asian="10pt" style:font-size-complex="10pt"/>
    </style:style>
    <style:style style:name="T20" style:family="text">
      <style:text-properties style:font-name="Arial" fo:font-size="10pt" officeooo:rsid="0030209c" style:font-size-asian="10pt" style:font-size-complex="10pt"/>
    </style:style>
    <style:style style:name="T21" style:family="text">
      <style:text-properties style:font-name="Arial" fo:font-size="10pt" officeooo:rsid="0037b8ed" style:font-size-asian="10pt" style:font-size-complex="10pt"/>
    </style:style>
    <style:style style:name="T22" style:family="text">
      <style:text-properties style:font-name="Arial" fo:font-size="10pt" officeooo:rsid="004d6c14" style:font-size-asian="10pt" style:font-size-complex="10pt"/>
    </style:style>
    <style:style style:name="T23" style:family="text">
      <style:text-properties style:font-name="Arial" fo:font-size="10pt" fo:font-style="normal" fo:font-weight="normal" officeooo:rsid="0016eab4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Arial" fo:font-size="10pt" fo:font-weight="bold" officeooo:rsid="0016eab4" style:font-size-asian="10pt" style:font-weight-asian="bold" style:font-size-complex="10pt" style:font-weight-complex="bold"/>
    </style:style>
    <style:style style:name="T25" style:family="text">
      <style:text-properties style:font-name="Arial" fo:font-size="10pt" fo:font-weight="bold" officeooo:rsid="0013db96" style:font-size-asian="10pt" style:font-weight-asian="bold" style:font-size-complex="10pt" style:font-weight-complex="bold"/>
    </style:style>
    <style:style style:name="T26" style:family="text">
      <style:text-properties style:font-name="Arial" fo:font-size="10pt" fo:font-weight="bold" officeooo:rsid="0030209c" style:font-size-asian="10pt" style:font-weight-asian="bold" style:font-size-complex="10pt" style:font-weight-complex="bold"/>
    </style:style>
    <style:style style:name="T27" style:family="text">
      <style:text-properties style:font-name="Arial" fo:font-size="10pt" fo:font-weight="bold" officeooo:rsid="0015bcf3" style:font-size-asian="10pt" style:font-weight-asian="bold" style:font-size-complex="10pt" style:font-weight-complex="bold"/>
    </style:style>
    <style:style style:name="T28" style:family="text">
      <style:text-properties style:font-name="Arial" fo:font-size="10pt" fo:font-weight="bold" officeooo:rsid="00315339" style:font-size-asian="10pt" style:font-weight-asian="bold" style:font-size-complex="10pt" style:font-weight-complex="bold"/>
    </style:style>
    <style:style style:name="T29" style:family="text">
      <style:text-properties style:font-name="Arial" fo:font-size="10pt" fo:font-weight="normal" officeooo:rsid="0030209c" style:font-size-asian="10pt" style:font-weight-asian="normal" style:font-size-complex="10pt" style:font-weight-complex="normal"/>
    </style:style>
    <style:style style:name="T30" style:family="text">
      <style:text-properties style:font-name="Arial" fo:font-size="10pt" fo:font-weight="normal" officeooo:rsid="0015bcf3" style:font-size-asian="10pt" style:font-weight-asian="normal" style:font-size-complex="10pt" style:font-weight-complex="normal"/>
    </style:style>
    <style:style style:name="T31" style:family="text">
      <style:text-properties style:font-name="Arial" fo:font-size="10pt" fo:font-weight="normal" officeooo:rsid="00315339" style:font-size-asian="10pt" style:font-weight-asian="normal" style:font-size-complex="10pt" style:font-weight-complex="normal"/>
    </style:style>
    <style:style style:name="T32" style:family="text">
      <style:text-properties style:font-name="Arial" fo:font-size="10pt" style:text-underline-style="none" fo:font-weight="normal" officeooo:rsid="0047c111" style:font-size-asian="10pt" style:font-weight-asian="normal" style:font-size-complex="10pt" style:font-weight-complex="normal"/>
    </style:style>
    <style:style style:name="T33" style:family="text">
      <style:text-properties style:font-name="Arial" fo:font-size="10pt" style:text-underline-style="none" fo:font-weight="normal" officeooo:rsid="00437b66" style:font-size-asian="10pt" style:font-weight-asian="normal" style:font-size-complex="10pt" style:font-weight-complex="normal"/>
    </style:style>
    <style:style style:name="T34" style:family="text">
      <style:text-properties officeooo:rsid="002d95cd"/>
    </style:style>
    <style:style style:name="T35" style:family="text">
      <style:text-properties officeooo:rsid="0013db96"/>
    </style:style>
    <style:style style:name="T36" style:family="text">
      <style:text-properties officeooo:rsid="002e6bfc"/>
    </style:style>
    <style:style style:name="T37" style:family="text">
      <style:text-properties officeooo:rsid="0030209c"/>
    </style:style>
    <style:style style:name="T38" style:family="text">
      <style:text-properties officeooo:rsid="00315339"/>
    </style:style>
    <style:style style:name="T39" style:family="text">
      <style:text-properties officeooo:rsid="003236b9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3c836c"/>
    </style:style>
    <style:style style:name="T42" style:family="text">
      <style:text-properties officeooo:rsid="003e6629"/>
    </style:style>
    <style:style style:name="T43" style:family="text">
      <style:text-properties officeooo:rsid="0040dba4"/>
    </style:style>
    <style:style style:name="T44" style:family="text">
      <style:text-properties officeooo:rsid="0015bcf3"/>
    </style:style>
    <style:style style:name="T45" style:family="text">
      <style:text-properties officeooo:rsid="00421ea6"/>
    </style:style>
    <style:style style:name="T46" style:family="text">
      <style:text-properties officeooo:rsid="004c044d"/>
    </style:style>
    <style:style style:name="T47" style:family="text">
      <style:text-properties fo:language="en" fo:country="US" officeooo:rsid="004c04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umé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Full Name</text:p>
          </table:table-cell>
          <table:table-cell table:style-name="Table1.B1" office:value-type="string">
            <text:p text:style-name="P21">Pablo Javier Gutierrez</text:p>
          </table:table-cell>
        </table:table-row>
        <table:table-row>
          <table:table-cell table:style-name="Table1.A2" office:value-type="string">
            <text:p text:style-name="P16">Place and date of Birth</text:p>
          </table:table-cell>
          <table:table-cell table:style-name="Table1.B2" office:value-type="string">
            <text:p text:style-name="P16">Ramos Mejía, Buenos Aires, Argentina</text:p>
            <text:p text:style-name="P16">July 2nd, 1978</text:p>
          </table:table-cell>
        </table:table-row>
        <table:table-row>
          <table:table-cell table:style-name="Table1.A2" office:value-type="string">
            <text:p text:style-name="P16"><text:span text:style-name="T47">Marital</text:span> S<text:span text:style-name="T46">t</text:span>atus</text:p>
          </table:table-cell>
          <table:table-cell table:style-name="Table1.B2" office:value-type="string">
            <text:p text:style-name="P16">Married, 2 Children</text:p>
          </table:table-cell>
        </table:table-row>
        <table:table-row>
          <table:table-cell table:style-name="Table1.A2" office:value-type="string">
            <text:p text:style-name="P16">Nationality</text:p>
          </table:table-cell>
          <table:table-cell table:style-name="Table1.B2" office:value-type="string">
            <text:p text:style-name="P16">Argentino</text:p>
          </table:table-cell>
        </table:table-row>
        <table:table-row>
          <table:table-cell table:style-name="Table1.A2" office:value-type="string">
            <text:p text:style-name="P16">Address</text:p>
          </table:table-cell>
          <table:table-cell table:style-name="Table1.B2" office:value-type="string">
            <text:p text:style-name="P27"><text:span text:style-name="T10">Villa Sarmiento, </text:span><text:span text:style-name="T11">Haedo, Buenos Aires, Argentina</text:span></text:p>
          </table:table-cell>
        </table:table-row>
        <table:table-row>
          <table:table-cell table:style-name="Table1.A2" office:value-type="string">
            <text:p text:style-name="P16">E-Mail</text:p>
          </table:table-cell>
          <table:table-cell table:style-name="Table1.B2" office:value-type="string">
            <text:p text:style-name="P16">p<text:span text:style-name="T45">guti778</text:span>@gmail.com</text:p>
          </table:table-cell>
        </table:table-row>
      </table:table>
      <text:p text:style-name="P6"/>
      <text:p text:style-name="P5">Social networks:</text:p>
      <text:p text:style-name="P15"><text:a xlink:type="simple" xlink:href="https://github.com/pguti778/pguti778" text:style-name="Internet_20_link" text:visited-style-name="Visited_20_Internet_20_Link"><text:span text:style-name="T32">https://github.com/pguti778</text:span></text:a></text:p>
      <text:p text:style-name="P15"><text:a xlink:type="simple" xlink:href="https://stackoverflow.com/users/14346734/pablo-gutiérrez" text:style-name="Internet_20_link" text:visited-style-name="Visited_20_Internet_20_Link"><text:span text:style-name="T33">https://stackoverflow.com/users/14346734/pablo-gutiérrez</text:span></text:a></text:p>
      <text:p text:style-name="P15"><text:a xlink:type="simple" xlink:href="https://www.linkedin.com/in/pablo-gutierrez-1385816/" text:style-name="Internet_20_link" text:visited-style-name="Visited_20_Internet_20_Link"><text:span text:style-name="T33">https://www.linkedin.com/in/pablo-gutierrez-1385816/</text:span></text:a></text:p>
      <text:p text:style-name="P2"/>
      <text:p text:style-name="P1"><text:span text:style-name="T4">Profile</text:span> brief:</text:p>
      <text:p text:style-name="P13"><text:span text:style-name="T21">2</text:span><text:span text:style-name="T11">0</text:span><text:span text:style-name="T8">+</text:span><text:span text:style-name="T11"> </text:span><text:span text:style-name="T15">y</text:span><text:span text:style-name="T11">ears </text:span><text:span text:style-name="T14">software development expert including: </text:span><text:span text:style-name="T10">Agile</text:span><text:span text:style-name="T14"> Lead, </text:span><text:span text:style-name="T11">Team leader, Analysis, </text:span><text:span text:style-name="T16">Architecture, </text:span><text:span text:style-name="T11">Java</text:span><text:span text:style-name="T16">, Linux, infrastructure</text:span><text:span text:style-name="T11"> </text:span><text:span text:style-name="T14">roles</text:span><text:span text:style-name="T11">. Travel &amp; Global team implementations experience. </text:span></text:p>
      <text:p text:style-name="P6"/>
      <text:p text:style-name="P1">Tech<text:span text:style-name="T34">nologies</text:span></text:p>
      <text:p text:style-name="P14"><text:span text:style-name="T8">Full Stack, </text:span><text:span text:style-name="T11">Java, </text:span><text:span text:style-name="T10">SpringFramework,</text:span><text:span text:style-name="T11"> </text:span><text:span text:style-name="T13">REST, </text:span><text:span text:style-name="T11">WebServices, </text:span><text:span text:style-name="T12">JavaScript. </text:span><text:span text:style-name="T22">NodeJS</text:span><text:span text:style-name="T12">, Angular, </text:span><text:span text:style-name="T22">React</text:span><text:span text:style-name="T12">, </text:span><text:span text:style-name="T10">NativeScript, </text:span><text:span text:style-name="T12">Li</text:span><text:span text:style-name="T11">n</text:span><text:span text:style-name="T12">u</text:span><text:span text:style-name="T11">x, Oracle/</text:span><text:span text:style-name="T10">SQLServer</text:span><text:span text:style-name="T11">, </text:span><text:span text:style-name="T19">NoSQL/</text:span><text:span text:style-name="T10">MongoDB, </text:span><text:span text:style-name="T11">Git, </text:span><text:span text:style-name="T12">Web development</text:span><text:span text:style-name="T11">, </text:span><text:span text:style-name="T23">Android Development</text:span><text:span text:style-name="T24">,</text:span><text:span text:style-name="T12"> Python, UML, MQ, </text:span><text:span text:style-name="T10">G</text:span><text:span text:style-name="T12">eneral </text:span><text:span text:style-name="T10">S</text:span><text:span text:style-name="T12">oftware </text:span><text:span text:style-name="T10">A</text:span><text:span text:style-name="T12">rchitecture, Hibernate. End to end lifecycle of software development. </text:span></text:p>
      <text:p text:style-name="P9"/>
      <text:p text:style-name="P4">Non-Technologies</text:p>
      <text:p text:style-name="P10">Agile <text:span text:style-name="T46">Lead</text:span>, Project management, Budget &amp; <text:span text:style-name="T42">financial</text:span> analysis and forecasting. Team Mentoring. <text:s/><text:span text:style-name="T35">Full English</text:span><text:span text:style-name="T7">, Spanish</text:span><text:span text:style-name="T35"> and </text:span><text:span text:style-name="T5">P</text:span><text:span text:style-name="T35">ortuguese speaker. </text:span></text:p>
      <text:p text:style-name="P8"/>
      <text:p text:style-name="P1">Studies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199<text:span text:style-name="T34">9</text:span> – 200<text:span text:style-name="T34">4</text:span></text:p>
          </table:table-cell>
          <table:table-cell table:style-name="Table2.B1" office:value-type="string">
            <text:p text:style-name="P16">La Matanza National University. Software Engineering. Finished in November 2003 with</text:p>
            <text:p text:style-name="P16">average: 7.96.</text:p>
          </table:table-cell>
        </table:table-row>
        <table:table-row>
          <table:table-cell table:style-name="Table2.A2" office:value-type="string">
            <text:p text:style-name="P16">1996</text:p>
          </table:table-cell>
          <table:table-cell table:style-name="Table2.B2" office:value-type="string">
            <text:p text:style-name="P16">Cambridge First Certificate.</text:p>
          </table:table-cell>
        </table:table-row>
        <table:table-row>
          <table:table-cell table:style-name="Table2.A2" office:value-type="string">
            <text:p text:style-name="P16">1991-1996</text:p>
          </table:table-cell>
          <table:table-cell table:style-name="Table2.B2" office:value-type="string">
            <text:p text:style-name="P16">Preparatory School Number 23 “<text:span text:style-name="T40">Adolfo Saldías</text:span>”.</text:p>
          </table:table-cell>
        </table:table-row>
      </table:table>
      <text:p text:style-name="P6"/>
      <text:p text:style-name="P1">Job Experience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Mar 05-Nowadays</text:p>
          </table:table-cell>
          <table:table-cell table:style-name="Table3.B1" office:value-type="string">
            <text:p text:style-name="P16"><text:span text:style-name="T1">HSBC Bank Argentina.</text:span> <text:span text:style-name="T6">Agile</text:span> Lead. <text:span text:style-name="T6">Senior software specialist. </text:span></text:p>
            <text:p text:style-name="P30"><text:span text:style-name="T8">Implementation of more than 10 </text:span><text:span text:style-name="T9">big enterprise </text:span><text:span text:style-name="T8">projects including customer and staff facing, all web &amp; mobile technologies related. I was the key participant for every project, doing estimations</text:span><text:span text:style-name="T9">,</text:span><text:span text:style-name="T8"> </text:span><text:span text:style-name="T9">architecture, </text:span><text:span text:style-name="T8">project management, code, databases, follow up, implementation, </text:span><text:span text:style-name="T9">infrastructure, </text:span><text:span text:style-name="T8"><text:s/>and so on. </text:span></text:p>
            <text:p text:style-name="P20"><text:span text:style-name="T6">Systems</text:span> maintenance during 1<text:span text:style-name="T7">5+</text:span> years. Upgraded to global developed software <text:span text:style-name="T43">&amp; fintech workload oriented</text:span>, working with <text:span text:style-name="T6">multizone </text:span>global teams for definition<text:span text:style-name="T7">, development, </text:span><text:span text:style-name="T38">integration, </text:span><text:span text:style-name="T7">planning </text:span>and service management, <text:span text:style-name="T37">including US, UK, India, HK, Brazil and Mexico. </text:span><text:span text:style-name="T2">Traveled</text:span><text:span text:style-name="T44"> </text:span><text:span text:style-name="T43">on business purposes </text:span><text:span text:style-name="T44">to </text:span><text:span text:style-name="T43">US, UK, </text:span><text:span text:style-name="T44">Brazil, </text:span><text:span text:style-name="T43">Vancouver</text:span><text:span text:style-name="T44">.</text:span></text:p>
            <text:p text:style-name="P29"><text:span text:style-name="T27">Project Planning </text:span><text:span text:style-name="T30">and followup with local and global teams. </text:span><text:span text:style-name="T25">A</text:span><text:span text:style-name="T26">gile Lead</text:span><text:span text:style-name="T29">, using both Scrum and Kanban, </text:span><text:span text:style-name="T31">defining sprints scopes, backlog review, housekeeping and other activities.</text:span></text:p>
            <text:p text:style-name="P27"><text:span text:style-name="T25">People, </text:span><text:span text:style-name="T26">timelines </text:span><text:span text:style-name="T25">and cost </text:span><text:span text:style-name="T28">forecasting</text:span><text:span text:style-name="T25"> </text:span><text:span text:style-name="T11">for new features requested. People’s task distribution and lead them in both tech and personal ways. </text:span></text:p>
          </table:table-cell>
        </table:table-row>
        <table:table-row>
          <table:table-cell table:style-name="Table3.A2" office:value-type="string">
            <text:p text:style-name="P17">Apr 03-Mar 05</text:p>
          </table:table-cell>
          <table:table-cell table:style-name="Table3.B2" office:value-type="string">
            <text:p text:style-name="P17"><text:span text:style-name="T1">IBM.</text:span> <text:span text:style-name="T3">AMS Export department</text:span>. Senior Java developer. Americas Foreign Trade United States Import project.</text:p>
            <text:p text:style-name="P17">Developed following the GS Method (a <text:span text:style-name="T43">proprietary</text:span> IBM software process), in Java (J2EE) with WebSphere 5.1 integrated with several Rational Tools such as XDE, ClearCase and ClearQuest.,</text:p>
            <text:p text:style-name="P28"><text:span text:style-name="T17">Using </text:span><text:span text:style-name="T20">a </text:span><text:span text:style-name="T18">custom legacy framework</text:span><text:span text:style-name="T17">, that has many modules such as Security, Strus 1.2, internationalization.</text:span></text:p>
          </table:table-cell>
        </table:table-row>
        <table:table-row>
          <table:table-cell table:style-name="Table3.A2" office:value-type="string">
            <text:p text:style-name="P17"/>
            <text:p text:style-name="P17"><text:soft-page-break/>Jan 99-Mar 03</text:p>
          </table:table-cell>
          <table:table-cell table:style-name="Table3.B2" office:value-type="string">
            <text:p text:style-name="P22"/>
            <text:p text:style-name="P22"><text:soft-page-break/>Advanced Technology Solutions.</text:p>
            <text:p text:style-name="P17">Analysis, design, development and maintenance of the <text:span text:style-name="T41">c</text:span>ompany’s graphic user interfaces</text:p>
            <text:p text:style-name="P17">standard. Using Borland <text:span text:style-name="T1">C++</text:span>Builder and Visual C++ tool for development and <text:span text:style-name="T3">Rational</text:span></text:p>
            <text:p text:style-name="P17"><text:span text:style-name="T3">Rose 2000 </text:span>for the UML design process. <text:span text:style-name="T3">Data Model design</text:span> using ErWin. Databases used were Oracle 9i and 8i and Microsoft SQL Server 6.5 and 7.0. Developed products using XML and XSL technologies. PL/SQL packages were developed.</text:p>
            <text:p text:style-name="P17"><text:span text:style-name="T1">Traveled</text:span> in deployment purposes 2 months to Curitiba and Sao Paulo, Brazil.</text:p>
          </table:table-cell>
        </table:table-row>
        <table:table-row>
          <table:table-cell table:style-name="Table3.A2" office:value-type="string">
            <text:p text:style-name="P17">Jun 96-Dec 98</text:p>
          </table:table-cell>
          <table:table-cell table:style-name="Table3.B2" office:value-type="string">
            <text:p text:style-name="P22">FPA Software.</text:p>
            <text:p text:style-name="P17">Development and maintenance of FPA Portfolio. Stock’s Portfolio management tool for bank’s and companies’ stock broker division using Borland Delphi. <text:span text:style-name="T6">Working as developer before starting a </text:span><text:span text:style-name="T37">degree </text:span><text:span text:style-name="T6">career.</text:span></text:p>
          </table:table-cell>
        </table:table-row>
      </table:table>
      <text:p text:style-name="P6"/>
      <text:p text:style-name="P6"/>
      <text:p text:style-name="P1">Independent Jobs</text:p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Oct 20-Now</text:p>
          </table:table-cell>
          <table:table-cell table:style-name="Table4.B1" office:value-type="string">
            <text:p text:style-name="P24">Both Mobile and Web Generic Forms application, with cloud+docker Backend</text:p>
            <text:p text:style-name="P26">Initial startup of both mobile and web application consuming rest services hosted on containers in AWS. </text:p>
          </table:table-cell>
        </table:table-row>
        <table:table-row>
          <table:table-cell table:style-name="Table4.A2" office:value-type="string">
            <text:p text:style-name="P18">May 14-Nov 14</text:p>
          </table:table-cell>
          <table:table-cell table:style-name="Table4.B2" office:value-type="string">
            <text:p text:style-name="P23">An<text:span text:style-name="T6">d</text:span>roid Application development</text:p>
            <text:p text:style-name="P25">Developed a <text:span text:style-name="T36">native </text:span>android application for sales pick. Not published on Google Play. </text:p>
          </table:table-cell>
        </table:table-row>
        <table:table-row>
          <table:table-cell table:style-name="Table4.A2" office:value-type="string">
            <text:p text:style-name="P18">Oct 12-Jun 13 </text:p>
          </table:table-cell>
          <table:table-cell table:style-name="Table4.B2" office:value-type="string">
            <text:p text:style-name="P23">Terminales Rio de la Plata</text:p>
            <text:p text:style-name="P18">Implementation of clarks safety checklist in <text:span text:style-name="T39">proprietary</text:span> technology. </text:p>
            <text:p text:style-name="P18">Migration of application into web technology. </text:p>
          </table:table-cell>
        </table:table-row>
        <table:table-row>
          <table:table-cell table:style-name="Table4.A2" office:value-type="string">
            <text:p text:style-name="P17">May 95-Jun 96</text:p>
          </table:table-cell>
          <table:table-cell table:style-name="Table4.B2" office:value-type="string">
            <text:p text:style-name="P22">Terminales Rio de la Plata</text:p>
            <text:p text:style-name="P17">Analysis, design, implementation and maintenance of the Buenos Aires’s harbor storeroom’s system using Teklogix’s <text:span text:style-name="T6">(current</text:span><text:span text:style-name="T36">ly</text:span><text:span text:style-name="T6"> Boreal Technology)</text:span> radio frequency terminals and Oracle 8.04 Database. Worked together with Computec Sistemas and Teklogix de Argentina. Borland Delphi was used as development tool.</text:p>
          </table:table-cell>
        </table:table-row>
      </table:table>
      <text:p text:style-name="P11"/>
      <text:p text:style-name="P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1-24T17:00:03.880249063</meta:creation-date>
    <meta:editing-duration>PT8H8M36S</meta:editing-duration>
    <meta:editing-cycles>24</meta:editing-cycles>
    <meta:generator>LibreOffice/6.4.3.2$Windows_X86_64 LibreOffice_project/747b5d0ebf89f41c860ec2a39efd7cb15b54f2d8</meta:generator>
    <dc:title>Default</dc:title>
    <meta:initial-creator>pablo </meta:initial-creator>
    <dc:date>2021-06-24T18:54:38.337000000</dc:date>
    <meta:document-statistic meta:table-count="4" meta:image-count="0" meta:object-count="0" meta:page-count="2" meta:paragraph-count="66" meta:word-count="576" meta:character-count="4258" meta:non-whitespace-character-count="3734"/>
    <meta:template xlink:type="simple" xlink:actuate="onRequest" xlink:title="Default" xlink:href="../../../home/pablo/Templates/Default1.ott" meta:date="2014-11-24T17:00:03.460117989"/>
  </office:meta>
</office:document-meta>
</file>